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97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1pt solid #000000" fo:border-top="none" fo:border-bottom="0.5pt solid #000000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0.5pt solid #000000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.988cm"/>
    </style:style>
    <style:style style:name="Таблица6.B" style:family="table-column">
      <style:table-column-properties style:column-width="1.50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10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6.B1" style:family="table-cell">
      <style:table-cell-properties fo:padding-left="0.191cm" fo:padding-right="0.191cm" fo:padding-top="0.199cm" fo:padding-bottom="0.15cm" fo:border="0.5pt solid #000000"/>
    </style:style>
    <style:style style:name="Таблица6.D1" style:family="table-cell">
      <style:table-cell-properties fo:padding-left="0.191cm" fo:padding-right="0.191cm" fo:padding-top="0.199cm" fo:padding-bottom="0.15cm" fo:border="0.5pt solid #000000"/>
    </style:style>
    <style:style style:name="Таблица6.A2" style:family="table-cell">
      <style:table-cell-properties fo:padding-left="0.191cm" fo:padding-right="0.191cm" fo:padding-top="0.199cm" fo:padding-bottom="0.15cm" fo:border="0.5pt solid #000000"/>
    </style:style>
    <style:style style:name="Таблица6.A3" style:family="table-cell">
      <style:table-cell-properties fo:padding-left="0.191cm" fo:padding-right="0.191cm" fo:padding-top="0.199cm" fo:padding-bottom="0.15cm" fo:border="0.5pt solid #000000"/>
    </style:style>
    <style:style style:name="Таблица6.A4" style:family="table-cell">
      <style:table-cell-properties fo:padding-left="0.191cm" fo:padding-right="0.191cm" fo:padding-top="0.199cm" fo:padding-bottom="0.15cm" fo:border="0.5pt solid #000000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.988cm"/>
    </style:style>
    <style:style style:name="Таблица7.B" style:family="table-column">
      <style:table-column-properties style:column-width="1.501cm"/>
    </style:style>
    <style:style style:name="Таблица7.C" style:family="table-column">
      <style:table-column-properties style:column-width="2.499cm"/>
    </style:style>
    <style:style style:name="Таблица7.D" style:family="table-column">
      <style:table-column-properties style:column-width="10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7.B1" style:family="table-cell">
      <style:table-cell-properties fo:padding-left="0.191cm" fo:padding-right="0.191cm" fo:padding-top="0.199cm" fo:padding-bottom="0.15cm" fo:border="0.5pt solid #000000"/>
    </style:style>
    <style:style style:name="Таблица7.D1" style:family="table-cell">
      <style:table-cell-properties fo:padding-left="0.191cm" fo:padding-right="0.191cm" fo:padding-top="0.199cm" fo:padding-bottom="0.15cm" fo:border="0.5pt solid #000000"/>
    </style:style>
    <style:style style:name="Таблица7.A2" style:family="table-cell">
      <style:table-cell-properties fo:padding-left="0.191cm" fo:padding-right="0.191cm" fo:padding-top="0.199cm" fo:padding-bottom="0.15cm" fo:border="0.5pt solid #000000"/>
    </style:style>
    <style:style style:name="Таблица7.A3" style:family="table-cell">
      <style:table-cell-properties fo:padding-left="0.191cm" fo:padding-right="0.191cm" fo:padding-top="0.199cm" fo:padding-bottom="0.15cm" fo:border="0.5pt solid #000000"/>
    </style:style>
    <style:style style:name="Таблица7.A4" style:family="table-cell">
      <style:table-cell-properties fo:padding-left="0.191cm" fo:padding-right="0.191cm" fo:padding-top="0.199cm" fo:padding-bottom="0.15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.988cm"/>
    </style:style>
    <style:style style:name="Таблица8.B" style:family="table-column">
      <style:table-column-properties style:column-width="1.501cm"/>
    </style:style>
    <style:style style:name="Таблица8.C" style:family="table-column">
      <style:table-column-properties style:column-width="2.499cm"/>
    </style:style>
    <style:style style:name="Таблица8.D" style:family="table-column">
      <style:table-column-properties style:column-width="10.4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8.B1" style:family="table-cell">
      <style:table-cell-properties fo:padding-left="0.191cm" fo:padding-right="0.191cm" fo:padding-top="0.199cm" fo:padding-bottom="0.15cm" fo:border="0.5pt solid #000000"/>
    </style:style>
    <style:style style:name="Таблица8.D1" style:family="table-cell">
      <style:table-cell-properties fo:padding-left="0.191cm" fo:padding-right="0.191cm" fo:padding-top="0.199cm" fo:padding-bottom="0.15cm" fo:border="0.5pt solid #000000"/>
    </style:style>
    <style:style style:name="Таблица8.A2" style:family="table-cell">
      <style:table-cell-properties fo:padding-left="0.191cm" fo:padding-right="0.191cm" fo:padding-top="0.199cm" fo:padding-bottom="0.15cm" fo:border="0.5pt solid #000000"/>
    </style:style>
    <style:style style:name="Таблица8.A3" style:family="table-cell">
      <style:table-cell-properties fo:padding-left="0.191cm" fo:padding-right="0.191cm" fo:padding-top="0.199cm" fo:padding-bottom="0.15cm" fo:border="0.5pt solid #000000"/>
    </style:style>
    <style:style style:name="Таблица8.A4" style:family="table-cell">
      <style:table-cell-properties fo:padding-left="0.191cm" fo:padding-right="0.191cm" fo:padding-top="0.199cm" fo:padding-bottom="0.15cm" fo:border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1.988cm"/>
    </style:style>
    <style:style style:name="Table3.B" style:family="table-column">
      <style:table-column-properties style:column-width="1.501cm"/>
    </style:style>
    <style:style style:name="Table3.C" style:family="table-column">
      <style:table-column-properties style:column-width="2.499cm"/>
    </style:style>
    <style:style style:name="Table3.D" style:family="table-column">
      <style:table-column-properties style:column-width="10.49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Table3.B1" style:family="table-cell">
      <style:table-cell-properties fo:padding-left="0.191cm" fo:padding-right="0.191cm" fo:padding-top="0.199cm" fo:padding-bottom="0.15cm" fo:border="0.5pt solid #000000"/>
    </style:style>
    <style:style style:name="Table3.D1" style:family="table-cell">
      <style:table-cell-properties fo:padding-left="0.191cm" fo:padding-right="0.191cm" fo:padding-top="0.199cm" fo:padding-bottom="0.15cm" fo:border="0.5pt solid #000000"/>
    </style:style>
    <style:style style:name="Table3.A2" style:family="table-cell">
      <style:table-cell-properties fo:padding-left="0.191cm" fo:padding-right="0.191cm" fo:padding-top="0.199cm" fo:padding-bottom="0.15cm" fo:border="0.5pt solid #000000"/>
    </style:style>
    <style:style style:name="Table3.A3" style:family="table-cell">
      <style:table-cell-properties fo:padding-left="0.191cm" fo:padding-right="0.191cm" fo:padding-top="0.199cm" fo:padding-bottom="0.15cm" fo:border="0.5pt solid #000000"/>
    </style:style>
    <style:style style:name="Table3.A4" style:family="table-cell">
      <style:table-cell-properties fo:padding-left="0.191cm" fo:padding-right="0.191cm" fo:padding-top="0.199cm" fo:padding-bottom="0.15cm" fo:border="0.5pt solid #000000"/>
    </style:style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1.988cm"/>
    </style:style>
    <style:style style:name="Table1.B" style:family="table-column">
      <style:table-column-properties style:column-width="1.50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49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Table1.B1" style:family="table-cell">
      <style:table-cell-properties fo:padding-left="0.191cm" fo:padding-right="0.191cm" fo:padding-top="0.199cm" fo:padding-bottom="0.15cm" fo:border="0.5pt solid #000000"/>
    </style:style>
    <style:style style:name="Table1.D1" style:family="table-cell">
      <style:table-cell-properties fo:padding-left="0.191cm" fo:padding-right="0.191cm" fo:padding-top="0.199cm" fo:padding-bottom="0.15cm" fo:border="0.5pt solid #000000"/>
    </style:style>
    <style:style style:name="Table1.A2" style:family="table-cell">
      <style:table-cell-properties fo:padding-left="0.191cm" fo:padding-right="0.191cm" fo:padding-top="0.199cm" fo:padding-bottom="0.15cm" fo:border="0.5pt solid #000000"/>
    </style:style>
    <style:style style:name="Table1.A3" style:family="table-cell">
      <style:table-cell-properties fo:padding-left="0.191cm" fo:padding-right="0.191cm" fo:padding-top="0.199cm" fo:padding-bottom="0.15cm" fo:border="0.5pt solid #000000"/>
    </style:style>
    <style:style style:name="Table1.A4" style:family="table-cell">
      <style:table-cell-properties fo:padding-left="0.191cm" fo:padding-right="0.191cm" fo:padding-top="0.199cm" fo:padding-bottom="0.15cm" fo:border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1.988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9cm"/>
    </style:style>
    <style:style style:name="Table2.D" style:family="table-column">
      <style:table-column-properties style:column-width="10.49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Table2.B1" style:family="table-cell">
      <style:table-cell-properties fo:padding-left="0.191cm" fo:padding-right="0.191cm" fo:padding-top="0.199cm" fo:padding-bottom="0.15cm" fo:border="0.5pt solid #000000"/>
    </style:style>
    <style:style style:name="Table2.D1" style:family="table-cell">
      <style:table-cell-properties fo:padding-left="0.191cm" fo:padding-right="0.191cm" fo:padding-top="0.199cm" fo:padding-bottom="0.15cm" fo:border="0.5pt solid #000000"/>
    </style:style>
    <style:style style:name="Table2.A2" style:family="table-cell">
      <style:table-cell-properties fo:padding-left="0.191cm" fo:padding-right="0.191cm" fo:padding-top="0.199cm" fo:padding-bottom="0.15cm" fo:border="0.5pt solid #000000"/>
    </style:style>
    <style:style style:name="Table2.A3" style:family="table-cell">
      <style:table-cell-properties fo:padding-left="0.191cm" fo:padding-right="0.191cm" fo:padding-top="0.199cm" fo:padding-bottom="0.15cm" fo:border="0.5pt solid #000000"/>
    </style:style>
    <style:style style:name="Table2.A4" style:family="table-cell">
      <style:table-cell-properties fo:padding-left="0.191cm" fo:padding-right="0.191cm" fo:padding-top="0.199cm" fo:padding-bottom="0.15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.282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justify" style:justify-single-word="false"/>
    </style:style>
    <style:style style:name="P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9" style:family="paragraph" style:parent-style-name="No_20_Spacing">
      <style:paragraph-properties fo:line-height="150%"/>
    </style:style>
    <style:style style:name="P1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11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3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1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6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9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2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0cd450" style:font-name-asian="Times New Roman1" style:font-size-asian="12pt" style:font-size-complex="12pt"/>
    </style:style>
    <style:style style:name="P2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0d0afa" style:font-name-asian="Times New Roman1" style:font-size-asian="12pt" style:font-size-complex="12pt"/>
    </style:style>
    <style:style style:name="P2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00381" style:font-name-asian="Times New Roman1" style:font-size-asian="12pt" style:font-size-complex="12pt"/>
    </style:style>
    <style:style style:name="P2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106c2" style:font-name-asian="Times New Roman1" style:font-size-asian="12pt" style:font-size-complex="12pt"/>
    </style:style>
    <style:style style:name="P25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1eb90" style:font-name-asian="Times New Roman1" style:font-size-asian="12pt" style:font-size-complex="12pt"/>
    </style:style>
    <style:style style:name="P2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8a520" style:font-name-asian="Times New Roman1" style:font-size-asian="12pt" style:font-size-complex="12pt"/>
    </style:style>
    <style:style style:name="P27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ae7f5" style:font-name-asian="Times New Roman1" style:font-size-asian="12pt" style:font-size-complex="12pt"/>
    </style:style>
    <style:style style:name="P2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0cd450" officeooo:paragraph-rsid="000cd450" style:font-name-asian="Times New Roman1" style:font-size-asian="12pt" style:font-size-complex="12pt"/>
    </style:style>
    <style:style style:name="P2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0cd450" officeooo:paragraph-rsid="0018a520" style:font-name-asian="Times New Roman1" style:font-size-asian="12pt" style:font-size-complex="12pt"/>
    </style:style>
    <style:style style:name="P3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0d0afa" officeooo:paragraph-rsid="000d0afa" style:font-name-asian="Times New Roman1" style:font-size-asian="12pt" style:font-size-complex="12pt"/>
    </style:style>
    <style:style style:name="P3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0d0afa" officeooo:paragraph-rsid="0019f859" style:font-name-asian="Times New Roman1" style:font-size-asian="12pt" style:font-size-complex="12pt"/>
    </style:style>
    <style:style style:name="P3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100381" style:font-name-asian="Times New Roman1" style:font-size-asian="12pt" style:font-size-complex="12pt"/>
    </style:style>
    <style:style style:name="P3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11eb90" style:font-name-asian="Times New Roman1" style:font-size-asian="12pt" style:font-size-complex="12pt"/>
    </style:style>
    <style:style style:name="P3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1ae7f5" style:font-name-asian="Times New Roman1" style:font-size-asian="12pt" style:font-size-complex="12pt"/>
    </style:style>
    <style:style style:name="P35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106c2" officeooo:paragraph-rsid="001106c2" style:font-name-asian="Times New Roman1" style:font-size-asian="12pt" style:font-size-complex="12pt"/>
    </style:style>
    <style:style style:name="P36" style:family="paragraph" style:parent-style-name="No_20_Spacing">
      <style:paragraph-properties fo:margin-top="0cm" fo:margin-bottom="0cm" style:contextual-spacing="false" fo:line-height="100%"/>
      <style:text-properties style:font-name="Cambria" fo:font-size="12pt" officeooo:rsid="001356f4" officeooo:paragraph-rsid="001356f4" style:font-name-asian="Times New Roman1" style:font-size-asian="12pt" style:font-size-complex="12pt"/>
    </style:style>
    <style:style style:name="P37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9f859" officeooo:paragraph-rsid="0019f859" style:font-name-asian="Times New Roman1" style:font-size-asian="12pt" style:font-size-complex="12pt"/>
    </style:style>
    <style:style style:name="P3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ae7f5" officeooo:paragraph-rsid="001ae7f5" style:font-name-asian="Times New Roman1" style:font-size-asian="12pt" style:font-size-complex="12pt"/>
    </style:style>
    <style:style style:name="P39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40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language="en" fo:country="US" style:font-name-asian="Times New Roman1" style:font-size-asian="12pt" style:font-size-complex="12pt"/>
    </style:style>
    <style:style style:name="P41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42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0926a7" officeooo:paragraph-rsid="000926a7" fo:background-color="transparent" style:font-name-asian="Times New Roman1" style:font-size-asian="12pt" style:language-asian="ru" style:country-asian="RU" style:font-size-complex="12pt"/>
    </style:style>
    <style:style style:name="P43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4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4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093959" officeooo:paragraph-rsid="00093959" fo:background-color="transparent" style:font-name-asian="Times New Roman1" style:font-size-asian="12pt" style:language-asian="ru" style:country-asian="RU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49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fo:background-color="transparent" style:font-name-asian="Times New Roman1" style:font-size-asian="10pt" style:font-size-complex="10pt"/>
    </style:style>
    <style:style style:name="P50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51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53" style:family="paragraph" style:parent-style-name="ЛР">
      <style:paragraph-properties fo:line-height="115%" fo:text-align="center" style:justify-single-word="false" fo:break-before="page"/>
      <style:text-properties fo:font-size="12pt" style:font-size-asian="12pt" style:font-size-complex="12pt"/>
    </style:style>
    <style:style style:name="P54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5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56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57" style:family="paragraph" style:parent-style-name="No_20_Spacing">
      <style:text-properties fo:background-color="transparent"/>
    </style:style>
    <style:style style:name="P58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transparent"/>
    </style:style>
    <style:style style:name="P59" style:family="paragraph" style:parent-style-name="No_20_Spacing">
      <style:paragraph-properties fo:margin-top="0cm" fo:margin-bottom="0cm" style:contextual-spacing="false" fo:line-height="100%"/>
      <style:text-properties style:use-window-font-color="true" loext:opacity="0%" style:font-name="Cambria" fo:font-size="12pt" officeooo:rsid="001c67c4" officeooo:paragraph-rsid="001c67c4" fo:background-color="transparent" style:font-name-asian="Times New Roman1" style:font-size-asian="12pt" style:font-size-complex="12pt"/>
    </style:style>
    <style:style style:name="P60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61" style:family="paragraph" style:parent-style-name="No_20_Spacing" style:list-style-name="WWNum3">
      <style:paragraph-properties fo:margin-left="2cm" fo:margin-right="0cm" fo:line-height="115%" fo:text-align="justify" style:justify-single-word="false" fo:text-indent="-0.75cm" style:auto-text-indent="false"/>
    </style:style>
    <style:style style:name="P62" style:family="paragraph" style:parent-style-name="No_20_Spacing" style:list-style-name="WWNum1">
      <style:paragraph-properties fo:margin-left="0.751cm" fo:margin-right="0cm" fo:line-height="115%" fo:text-indent="-0.751cm" style:auto-text-indent="false"/>
    </style:style>
    <style:style style:name="P6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100381" style:font-name-asian="Times New Roman1" style:font-size-asian="12pt" style:font-size-complex="12pt"/>
    </style:style>
    <style:style style:name="P6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265682" style:font-name-asian="Times New Roman1" style:font-size-asian="12pt" style:font-size-complex="12pt"/>
    </style:style>
    <style:style style:name="P65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2c44fc" style:font-name-asian="Times New Roman1" style:font-size-asian="12pt" style:font-size-complex="12pt"/>
    </style:style>
    <style:style style:name="P6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2d208b" style:font-name-asian="Times New Roman1" style:font-size-asian="12pt" style:font-size-complex="12pt"/>
    </style:style>
    <style:style style:name="P67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00381" officeooo:paragraph-rsid="002de176" style:font-name-asian="Times New Roman1" style:font-size-asian="12pt" style:font-size-complex="12pt"/>
    </style:style>
    <style:style style:name="P6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265682" style:font-name-asian="Times New Roman1" style:font-size-asian="12pt" style:font-size-complex="12pt"/>
    </style:style>
    <style:style style:name="P6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2b1c0e" style:font-name-asian="Times New Roman1" style:font-size-asian="12pt" style:font-size-complex="12pt"/>
    </style:style>
    <style:style style:name="P7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2d208b" style:font-name-asian="Times New Roman1" style:font-size-asian="12pt" style:font-size-complex="12pt"/>
    </style:style>
    <style:style style:name="P7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2de176" style:font-name-asian="Times New Roman1" style:font-size-asian="12pt" style:font-size-complex="12pt"/>
    </style:style>
    <style:style style:name="P7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ae7f5" officeooo:paragraph-rsid="00265682" style:font-name-asian="Times New Roman1" style:font-size-asian="12pt" style:font-size-complex="12pt"/>
    </style:style>
    <style:style style:name="P7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fa43b" officeooo:paragraph-rsid="00265682" style:font-name-asian="Times New Roman1" style:font-size-asian="12pt" style:font-size-complex="12pt"/>
    </style:style>
    <style:style style:name="P7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fa43b" officeooo:paragraph-rsid="002d208b" style:font-name-asian="Times New Roman1" style:font-size-asian="12pt" style:font-size-complex="12pt"/>
    </style:style>
    <style:style style:name="P75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2130dc" officeooo:paragraph-rsid="00265682" style:font-name-asian="Times New Roman1" style:font-size-asian="12pt" style:font-size-complex="12pt"/>
    </style:style>
    <style:style style:name="P7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2130dc" officeooo:paragraph-rsid="002de176" style:font-name-asian="Times New Roman1" style:font-size-asian="12pt" style:font-size-complex="12pt"/>
    </style:style>
    <style:style style:name="P77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2c44fc" officeooo:paragraph-rsid="002c44fc" style:font-name-asian="Times New Roman1" style:font-size-asian="12pt" style:font-size-complex="12pt"/>
    </style:style>
    <style:style style:name="P7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2c44fc" officeooo:paragraph-rsid="002de176" style:font-name-asian="Times New Roman1" style:font-size-asian="12pt" style:font-size-complex="12pt"/>
    </style:style>
    <style:style style:name="P7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2de176" officeooo:paragraph-rsid="002de176" style:font-name-asian="Times New Roman1" style:font-size-asian="12pt" style:font-size-complex="12pt"/>
    </style:style>
    <style:style style:name="P80" style:family="paragraph" style:parent-style-name="No_20_Spacing" style:list-style-name="WWNum7">
      <style:paragraph-properties fo:margin-left="1.752cm" fo:margin-right="0cm" fo:margin-top="0cm" fo:margin-bottom="0cm" style:contextual-spacing="false" fo:line-height="100%" fo:text-align="justify" style:justify-single-word="false" fo:text-indent="-0.501cm" style:auto-text-indent="false"/>
      <style:text-properties style:font-name="Cambria" fo:font-size="12pt" officeooo:rsid="001356f4" officeooo:paragraph-rsid="001488d5" fo:background-color="transparent" style:font-name-asian="Times New Roman1" style:font-size-asian="12pt" style:font-size-complex="12pt"/>
    </style:style>
    <style:style style:name="P81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language="en" fo:country="US" officeooo:paragraph-rsid="00265682" style:font-name-asian="Times New Roman1" style:font-size-asian="12pt" style:font-size-complex="12pt"/>
    </style:style>
    <style:style style:name="P82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language="en" fo:country="US" officeooo:paragraph-rsid="002665d8" style:font-name-asian="Times New Roman1" style:font-size-asian="12pt" style:font-size-complex="12pt"/>
    </style:style>
    <style:style style:name="P83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language="en" fo:country="US" officeooo:paragraph-rsid="00265682" style:font-name-asian="Times New Roman1" style:font-size-asian="12pt" style:font-size-complex="12pt"/>
    </style:style>
    <style:style style:name="P84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language="en" fo:country="US" officeooo:paragraph-rsid="002665d8" style:font-name-asian="Times New Roman1" style:font-size-asian="12pt" style:font-size-complex="12pt"/>
    </style:style>
    <style:style style:name="P85" style:family="paragraph" style:parent-style-name="No_20_Spacing" style:list-style-name="WWNum7">
      <style:paragraph-properties fo:margin-left="1.752cm" fo:margin-right="0cm" fo:margin-top="0cm" fo:margin-bottom="0cm" style:contextual-spacing="false" fo:line-height="100%" fo:text-align="justify" style:justify-single-word="false" fo:text-indent="-0.501cm" style:auto-text-indent="false"/>
      <style:text-properties officeooo:paragraph-rsid="001c67c4" fo:background-color="transparent"/>
    </style:style>
    <style:style style:name="P8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Times New Roman" fo:font-size="10pt" officeooo:paragraph-rsid="00265682" style:font-name-asian="Times New Roman1" style:font-size-asian="10pt" style:font-size-complex="10pt"/>
    </style:style>
    <style:style style:name="P8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Times New Roman" fo:font-size="10pt" officeooo:paragraph-rsid="002665d8" style:font-name-asian="Times New Roman1" style:font-size-asian="10pt" style:font-size-complex="10pt"/>
    </style:style>
    <style:style style:name="P88" style:family="paragraph" style:parent-style-name="No_20_Spacing">
      <style:paragraph-properties fo:margin-top="0cm" fo:margin-bottom="0cm" style:contextual-spacing="false" fo:line-height="100%"/>
      <style:text-properties style:use-window-font-color="true" loext:opacity="0%" style:font-name="Cambria" fo:font-size="12pt" officeooo:rsid="001c67c4" officeooo:paragraph-rsid="002665d8" fo:background-color="transparent" style:font-name-asian="Times New Roman1" style:font-size-asian="12pt" style:font-size-complex="12pt"/>
    </style:style>
    <style:style style:name="P89" style:family="paragraph" style:parent-style-name="No_20_Spacing" style:list-style-name="WWNum7">
      <style:paragraph-properties fo:margin-left="1.752cm" fo:margin-right="0cm" fo:margin-top="0cm" fo:margin-bottom="0cm" style:contextual-spacing="false" fo:line-height="100%" fo:text-align="justify" style:justify-single-word="false" fo:text-indent="-0.501cm" style:auto-text-indent="false"/>
      <style:text-properties style:use-window-font-color="true" loext:opacity="0%" style:font-name="Cambria" fo:font-size="12pt" officeooo:rsid="001c67c4" officeooo:paragraph-rsid="002f7ad2" fo:background-color="transparent" style:font-name-asian="Times New Roman1" style:font-size-asian="12pt" style:font-size-complex="12pt"/>
    </style:style>
    <style:style style:name="P90" style:family="paragraph" style:parent-style-name="No_20_Spacing">
      <style:paragraph-properties fo:margin-top="0cm" fo:margin-bottom="0cm" style:contextual-spacing="false" fo:line-height="100%"/>
      <style:text-properties style:use-window-font-color="true" loext:opacity="0%" style:font-name="Cambria" fo:font-size="12pt" officeooo:rsid="002665d8" officeooo:paragraph-rsid="002665d8" fo:background-color="transparent" style:font-name-asian="Times New Roman1" style:font-size-asian="12pt" style:font-size-complex="12pt"/>
    </style:style>
    <style:style style:name="P91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officeooo:paragraph-rsid="001f0d81"/>
    </style:style>
    <style:style style:name="P92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265682" style:font-size-asian="12pt" style:font-size-complex="12pt"/>
    </style:style>
    <style:style style:name="P93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2665d8" style:font-size-asian="12pt" style:font-size-complex="12pt"/>
    </style:style>
    <style:style style:name="P94" style:family="paragraph" style:parent-style-name="No_20_Spacing">
      <style:text-properties officeooo:paragraph-rsid="00265682"/>
    </style:style>
    <style:style style:name="P95" style:family="paragraph" style:parent-style-name="No_20_Spacing">
      <style:text-properties officeooo:paragraph-rsid="002665d8"/>
    </style:style>
    <style:style style:name="P96" style:family="paragraph" style:parent-style-name="ЛР" style:list-style-name="WWNum2">
      <style:paragraph-properties fo:margin-left="2cm" fo:margin-right="0cm" fo:line-height="200%" fo:text-indent="-0.75cm" style:auto-text-indent="false"/>
      <style:text-properties fo:font-size="12pt" style:font-size-asian="12pt" style:font-size-complex="12pt"/>
    </style:style>
    <style:style style:name="P97" style:family="paragraph" style:parent-style-name="ЛР">
      <style:paragraph-properties fo:line-height="150%" fo:text-align="center" style:justify-single-word="false" fo:break-before="page"/>
      <style:text-properties fo:font-size="12pt" officeooo:paragraph-rsid="001f0d81" style:font-size-asian="12pt" style:font-size-complex="12pt"/>
    </style:style>
    <style:style style:name="P98" style:family="paragraph" style:parent-style-name="ЛР" style:list-style-name="WWNum6">
      <style:text-properties fo:font-size="12pt" officeooo:paragraph-rsid="00245f5c" style:font-size-asian="12pt" style:font-size-complex="12pt"/>
    </style:style>
    <style:style style:name="P99" style:family="paragraph" style:parent-style-name="ЛР" style:list-style-name="WWNum6">
      <style:paragraph-properties fo:margin-left="2cm" fo:margin-right="0cm" fo:text-indent="-0.75cm" style:auto-text-indent="false"/>
      <style:text-properties fo:font-size="12pt" officeooo:paragraph-rsid="001356f4" fo:background-color="transparent" style:font-size-asian="12pt" style:font-size-complex="12pt"/>
    </style:style>
    <style:style style:name="P100" style:family="paragraph" style:parent-style-name="ЛР" style:list-style-name="WWNum6">
      <style:text-properties officeooo:paragraph-rsid="001488d5"/>
    </style:style>
    <style:style style:name="P101" style:family="paragraph" style:parent-style-name="ЛР" style:list-style-name="WWNum6">
      <style:text-properties officeooo:paragraph-rsid="001c67c4"/>
    </style:style>
    <style:style style:name="P102" style:family="paragraph" style:parent-style-name="ЛР" style:list-style-name="WWNum6">
      <style:text-properties officeooo:paragraph-rsid="002665d8"/>
    </style:style>
    <style:style style:name="T1" style:family="text">
      <style:text-properties fo:language="en" fo:country="US"/>
    </style:style>
    <style:style style:name="T2" style:family="text">
      <style:text-properties style:font-name="Cambria" fo:font-size="12pt" style:font-size-asian="12pt" style:font-size-complex="12pt"/>
    </style:style>
    <style:style style:name="T3" style:family="text">
      <style:text-properties style:font-name="Cambria" fo:font-size="12pt" style:font-size-asian="12pt" style:language-asian="ru" style:country-asian="RU" style:font-size-complex="12pt"/>
    </style:style>
    <style:style style:name="T4" style:family="text">
      <style:text-properties style:font-name="Cambria" fo:font-size="12pt" fo:language="en" fo:country="US" style:font-size-asian="12pt" style:font-size-complex="12pt"/>
    </style:style>
    <style:style style:name="T5" style:family="text">
      <style:text-properties style:font-name="Cambria" fo:font-size="12pt" fo:language="en" fo:country="US" style:font-size-asian="12pt" style:language-asian="ru" style:country-asian="RU" style:font-size-complex="12pt"/>
    </style:style>
    <style:style style:name="T6" style:family="text">
      <style:text-properties style:font-name="Cambria" fo:font-size="12pt" fo:language="en" fo:country="US" officeooo:rsid="000926a7" style:font-size-asian="12pt" style:language-asian="ru" style:country-asian="RU" style:font-size-complex="12pt"/>
    </style:style>
    <style:style style:name="T7" style:family="text">
      <style:text-properties style:font-name="Cambria" fo:font-size="12pt" officeooo:rsid="001488d5" style:font-name-asian="Times New Roman1" style:font-size-asian="12pt" style:font-size-complex="12pt"/>
    </style:style>
    <style:style style:name="T8" style:family="text">
      <style:text-properties style:font-name="Cambria" fo:font-size="12pt" officeooo:rsid="001ae7f5" style:font-name-asian="Times New Roman1" style:font-size-asian="12pt" style:font-size-complex="12pt"/>
    </style:style>
    <style:style style:name="T9" style:family="text">
      <style:text-properties style:font-name="Cambria" fo:font-size="12pt" officeooo:rsid="001c67c4" style:font-name-asian="Times New Roman1" style:font-size-asian="12pt" style:font-size-complex="12pt"/>
    </style:style>
    <style:style style:name="T10" style:family="text">
      <style:text-properties style:font-name="Cambria" fo:font-size="12pt" officeooo:rsid="001356f4" fo:background-color="transparent" loext:char-shading-value="0" style:font-name-asian="Times New Roman1" style:font-size-asian="12pt" style:font-size-complex="12pt"/>
    </style:style>
    <style:style style:name="T11" style:family="text">
      <style:text-properties style:font-name="Cambria" officeooo:rsid="001356f4" style:font-name-asian="Times New Roman1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8e345" style:font-size-asian="12pt" style:font-size-complex="12pt"/>
    </style:style>
    <style:style style:name="T16" style:family="text">
      <style:text-properties fo:font-size="12pt" officeooo:rsid="0029de5b" style:font-size-asian="12pt" style:font-size-complex="12pt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tyle="italic" style:font-style-asian="italic"/>
    </style:style>
    <style:style style:name="T20" style:family="text">
      <style:text-properties officeooo:rsid="000ba3e6"/>
    </style:style>
    <style:style style:name="T21" style:family="text">
      <style:text-properties officeooo:rsid="000cd450"/>
    </style:style>
    <style:style style:name="T22" style:family="text">
      <style:text-properties officeooo:rsid="000d0afa"/>
    </style:style>
    <style:style style:name="T23" style:family="text">
      <style:text-properties officeooo:rsid="00100381"/>
    </style:style>
    <style:style style:name="T24" style:family="text">
      <style:text-properties officeooo:rsid="001106c2"/>
    </style:style>
    <style:style style:name="T25" style:family="text">
      <style:text-properties officeooo:rsid="0011eb90"/>
    </style:style>
    <style:style style:name="T26" style:family="text">
      <style:text-properties officeooo:rsid="00161d6f"/>
    </style:style>
    <style:style style:name="T27" style:family="text">
      <style:text-properties officeooo:rsid="001790d8"/>
    </style:style>
    <style:style style:name="T28" style:family="text">
      <style:text-properties officeooo:rsid="0018a520"/>
    </style:style>
    <style:style style:name="T29" style:family="text">
      <style:text-properties officeooo:rsid="0019f859"/>
    </style:style>
    <style:style style:name="T30" style:family="text">
      <style:text-properties officeooo:rsid="001ae7f5"/>
    </style:style>
    <style:style style:name="T31" style:family="text">
      <style:text-properties style:use-window-font-color="true" loext:opacity="0%" style:font-name="Cambria" fo:font-size="12pt" officeooo:rsid="001c67c4" fo:background-color="transparent" loext:char-shading-value="0" style:font-name-asian="Times New Roman1" style:font-size-asian="12pt" style:font-size-complex="12pt"/>
    </style:style>
    <style:style style:name="T32" style:family="text">
      <style:text-properties style:use-window-font-color="true" loext:opacity="0%" style:font-name="Cambria" fo:font-size="12pt" officeooo:rsid="002665d8" fo:background-color="transparent" loext:char-shading-value="0" style:font-name-asian="Times New Roman1" style:font-size-asian="12pt" style:font-size-complex="12pt"/>
    </style:style>
    <style:style style:name="T33" style:family="text">
      <style:text-properties style:use-window-font-color="true" loext:opacity="0%" style:font-name="Cambria" fo:font-size="12pt" officeooo:rsid="001c67c4" style:font-name-asian="Times New Roman1" style:font-size-asian="12pt" style:font-size-complex="12pt"/>
    </style:style>
    <style:style style:name="T34" style:family="text">
      <style:text-properties style:use-window-font-color="true" loext:opacity="0%" style:font-name="Cambria" officeooo:rsid="001c67c4" fo:background-color="transparent" loext:char-shading-value="0" style:font-name-asian="Times New Roman1"/>
    </style:style>
    <style:style style:name="T35" style:family="text">
      <style:text-properties officeooo:rsid="001f0d81"/>
    </style:style>
    <style:style style:name="T36" style:family="text">
      <style:text-properties officeooo:rsid="001fa43b"/>
    </style:style>
    <style:style style:name="T37" style:family="text">
      <style:text-properties officeooo:rsid="002130dc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2b1c0e"/>
    </style:style>
    <style:style style:name="T40" style:family="text">
      <style:text-properties officeooo:rsid="002c44fc"/>
    </style:style>
    <style:style style:name="T41" style:family="text">
      <style:text-properties officeooo:rsid="002d208b"/>
    </style:style>
    <style:style style:name="T42" style:family="text">
      <style:text-properties officeooo:rsid="002de176"/>
    </style:style>
    <style:style style:name="T43" style:family="text">
      <style:text-properties officeooo:rsid="002f7a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ИНИСТЕРСТВО НАУКИ И ВЫСШЕГО ОБРАЗОВАНИЯ РОССИЙСКОЙ ФЕДЕРАЦИИ</text:p>
      <text:p text:style-name="P56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</text:p>
      <text:p text:style-name="P2">АЭРОКОСМИЧЕСКОГО ПРИБОРОСТРОЕНИЯ»</text:p>
      <text:p text:style-name="P2"/>
      <text:p text:style-name="P2">КАФЕДРА КОМПЬЮТЕРНЫХ ТЕХНОЛОГИЙ</text:p>
      <text:p text:style-name="P2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ОТЧЕТ ЗАЩИЩЕН С ОЦЕНКОЙ: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7"/>
          </table:table-cell>
        </table:table-row>
      </table:table>
      <text:p text:style-name="No_20_Spacing"/>
      <text:p text:style-name="No_20_Spacing"/>
      <text:p text:style-name="P9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39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6">/</text:p>
          </table:table-cell>
          <table:table-cell table:style-name="Таблица2.A1" office:value-type="string">
            <text:p text:style-name="P1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50">(должность, учёная степень, звание)</text:p>
          </table:table-cell>
          <table:table-cell table:style-name="Таблица2.B1" office:value-type="string">
            <text:p text:style-name="P18"/>
          </table:table-cell>
          <table:table-cell table:style-name="Таблица2.A2" office:value-type="string">
            <text:p text:style-name="P50">(подпись)</text:p>
          </table:table-cell>
          <table:table-cell table:style-name="Таблица2.B1" office:value-type="string">
            <text:p text:style-name="P50"/>
          </table:table-cell>
          <table:table-cell table:style-name="Таблица2.A2" office:value-type="string">
            <text:p text:style-name="P50">(дата защиты)</text:p>
          </table:table-cell>
          <table:table-cell table:style-name="Таблица2.B1" office:value-type="string">
            <text:p text:style-name="P18"/>
          </table:table-cell>
          <table:table-cell table:style-name="Таблица2.A2" office:value-type="string">
            <text:p text:style-name="P50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3"><text:span text:style-name="T12">ОТЧЕТ О ЛАБОРАТОРНОЙ РАБОТЕ №</text:span><text:span text:style-name="T13">3</text:span></text:p>
      <text:p text:style-name="P11"/>
      <text:p text:style-name="P12">«АНАЛИЗ ПОЛЬЗОВАТЕЛЬСКИХ ТРЕБОВАНИЙ В ПРОЕКТАХ ГИБКОЙ РАЗРАБОТКИ (AGILE). ПОЛЬЗОВАТЕЛЬСКИЕ ИСТОРИИ»</text:p>
      <text:p text:style-name="P11"/>
      <text:p text:style-name="P11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P57"/>
      <text:p text:style-name="P5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3">РАБОТУ ВЫПОЛНИЛ (-А) СТУДЕНТ (-КА):</text:p>
          </table:table-cell>
          <table:table-cell table:style-name="Таблица3.B1" office:value-type="string">
            <text:p text:style-name="P42">z9431</text:p>
          </table:table-cell>
          <table:table-cell table:style-name="Таблица3.A1" office:value-type="string">
            <text:p text:style-name="P43">/</text:p>
          </table:table-cell>
          <table:table-cell table:style-name="Таблица3.B1" office:value-type="string">
            <text:p text:style-name="P42">Андреев Д.И</text:p>
          </table:table-cell>
        </table:table-row>
        <table:table-row table:style-name="Таблица3.1">
          <table:table-cell table:style-name="Таблица3.A1" office:value-type="string">
            <text:p text:style-name="P51"/>
          </table:table-cell>
          <table:table-cell table:style-name="Таблица3.B2" office:value-type="string">
            <text:p text:style-name="P51">(номер группы)</text:p>
          </table:table-cell>
          <table:table-cell table:style-name="Таблица3.A1" office:value-type="string">
            <text:p text:style-name="P46"/>
          </table:table-cell>
          <table:table-cell table:style-name="Таблица3.B2" office:value-type="string">
            <text:p text:style-name="P51">(инициалы, фамилия)</text:p>
          </table:table-cell>
        </table:table-row>
      </table:table>
      <text:p text:style-name="P57"/>
      <text:p text:style-name="P5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>/</text:p>
          </table:table-cell>
          <table:table-cell table:style-name="Таблица4.C1" office:value-type="string">
            <text:p text:style-name="P45"/>
          </table:table-cell>
          <table:table-cell table:style-name="Таблица4.A1" office:value-type="string">
            <text:p text:style-name="P43">/</text:p>
          </table:table-cell>
          <table:table-cell table:style-name="Таблица4.C1" office:value-type="string">
            <text:p text:style-name="P49"><text:span text:style-name="T6">11</text:span><text:span text:style-name="T3">.</text:span><text:span text:style-name="T5">0</text:span><text:span text:style-name="T6">5</text:span><text:span text:style-name="T3">.202</text:span><text:span text:style-name="T5">2</text:span></text:p>
          </table:table-cell>
        </table:table-row>
        <table:table-row table:style-name="Таблица4.1">
          <table:table-cell table:style-name="Таблица4.A1" office:value-type="string">
            <text:p text:style-name="P51"/>
          </table:table-cell>
          <table:table-cell table:style-name="Таблица4.A1" office:value-type="string">
            <text:p text:style-name="P51"/>
          </table:table-cell>
          <table:table-cell table:style-name="Таблица4.C2" office:value-type="string">
            <text:p text:style-name="P51">(подпись студента)</text:p>
          </table:table-cell>
          <table:table-cell table:style-name="Таблица4.A1" office:value-type="string">
            <text:p text:style-name="P46"/>
          </table:table-cell>
          <table:table-cell table:style-name="Таблица4.C2" office:value-type="string">
            <text:p text:style-name="P51">(дата отчета)</text:p>
          </table:table-cell>
        </table:table-row>
      </table:table>
      <text:p text:style-name="P57"/>
      <text:p text:style-name="No_20_Spacing"><text:soft-page-break/></text:p>
      <text:p text:style-name="No_20_Spacing"/>
      <text:p text:style-name="P4"/>
      <text:p text:style-name="P53"><text:bookmark-start text:name="_Toc52731292"/>ВВЕДЕНИЕ<text:bookmark-end text:name="_Toc52731292"/></text:p>
      <text:p text:style-name="P9"/>
      <text:p text:style-name="P8"><text:span text:style-name="T17">Актуальность. </text:span>Как и варианты использования пользовательские истории предназначены для документирования пользовательских требований с точки зрения взаимодействия пользователя и системы. Но в отличие от вариантов использования, спецификация которых обеспечивает всю необходимую информацию и может быть представлена с точки зрения формальной модели, пользовательские истории содержат небольшое количество деталей и остаются открытыми для интерпретации. Таким образом, пользовательские истории представляют собой быстрый способ документирования требований клиента без необходимости разрабатывать и поддерживать обширные формализованные документы.</text:p>
      <text:p text:style-name="P6"/>
      <text:p text:style-name="P8"><text:span text:style-name="T18">Цель работы</text:span> заключается в изучении одного из способов анализа и документирования пользовательских требований в проектах гибкой разработки и получении соответствующих практических навыков составления пользовательских историй и критериев приёмки</text:p>
      <text:p text:style-name="P7"/>
      <text:p text:style-name="P55">Задачи лабораторной работы. </text:p>
      <text:p text:style-name="P8">Для достижения поставленной в лабораторной работе цели необходимо для заданной предметной области составить не менее 6 пользовательских историй (используя шаблон Connextra):</text:p>
      <text:list xml:id="list3216710698" text:style-name="WWNum3">
        <text:list-item>
          <text:p text:style-name="P61">Истории должны охватывать не менее 3 различных типов пользователей системы и <text:span text:style-name="T19">представлять ценность для них относительно выбранной предметной области</text:span> (иными словами, истории общего характера по типу регистрации/авторизации в системе или формы обратной связи в данном критерии не учитываются);</text:p>
        </text:list-item>
        <text:list-item>
          <text:p text:style-name="P61"><text:bookmark-start text:name="_Hlk87631956"/>Для всех историй должны быть составлены критерии приемки<text:bookmark-end text:name="_Hlk87631956"/>;</text:p>
        </text:list-item>
        <text:list-item>
          <text:p text:style-name="P61">Историй должны включать в себя сценарии или правила для обработки ошибочных ситуаций (наличие и количество сценариев или правил зависит от их приоритета — ошибочные ситуации с низким приоритетом можно не включать в критерии приемки);</text:p>
        </text:list-item>
        <text:list-item>
          <text:p text:style-name="P61"><text:bookmark-start text:name="_Hlk87631997"/>Все истории должны быть проверены на соответствие принципу <text:span text:style-name="T1">INVEST</text:span><text:bookmark-end text:name="_Hlk87631997"/>.</text:p>
        </text:list-item>
      </text:list>
      <text:p text:style-name="P6"/>
      <text:p text:style-name="P55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7">35</text:p>
          </table:table-cell>
          <table:table-cell table:style-name="Таблица5.B1" office:value-type="string">
            <text:p text:style-name="P43">Система обнаружения вторжений на основе аномалий (IDS)</text:p>
          </table:table-cell>
        </table:table-row>
      </table:table>
      <text:p text:style-name="No_20_Spacing"/>
      <text:list xml:id="list3433975398" text:style-name="WWNum2">
        <text:list-item>
          <text:list>
            <text:list-item>
              <text:list>
                <text:list-item>
                  <text:list>
                    <text:list-item>
                      <text:p text:style-name="P96"><text:soft-page-break/>Пользовательские истории</text:p>
                    </text:list-item>
                  </text:list>
                </text:list-item>
              </text:list>
            </text:list-item>
          </text:list>
        </text:list-item>
      </text:list>
      <text:p text:style-name="P58">Для описания критериев приемки выбран тип, ориентированный на сценарии.</text:p>
      <text:list xml:id="list3216257717" text:style-name="WWNum6">
        <text:list-item>
          <text:list>
            <text:list-item>
              <text:p text:style-name="P99"><text:s/><text:span text:style-name="T11">Изменение режима мониторинга</text:span></text:p>
            </text:list-item>
          </text:list>
        </text:list-item>
      </text:list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40">Story ID</text:p>
          </table:table-cell>
          <table:table-cell table:style-name="Таблица6.B1" office:value-type="string">
            <text:p text:style-name="P41">US-1</text:p>
          </table:table-cell>
          <table:table-cell table:style-name="Таблица6.A1" office:value-type="string">
            <text:p text:style-name="P41">Story Title</text:p>
          </table:table-cell>
          <table:table-cell table:style-name="Таблица6.D1" office:value-type="string">
            <text:p text:style-name="P36">Изменение режима мониторинга</text:p>
          </table:table-cell>
        </table:table-row>
        <table:table-row table:style-name="Таблица6.1">
          <table:table-cell table:style-name="Таблица6.A2" table:number-columns-spanned="4" office:value-type="string">
            <text:p text:style-name="P20">Как <text:span text:style-name="T27">старший </text:span><text:span text:style-name="T20">специалист по ИБ</text:span></text:p>
            <text:p text:style-name="P20">Я хочу иметь возможность <text:span text:style-name="T21">изменять режим мониторинга</text:span><text:span text:style-name="T20"> системы IDS</text:span></text:p>
            <text:p text:style-name="P20">Чтобы <text:span text:style-name="T20">правильно сконфигурировать защиту</text:span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3" table:number-columns-spanned="4" office:value-type="string">
            <text:p text:style-name="P20">Критерии приемки: </text:p>
            <text:p text:style-name="P26">Сценарий: <text:span text:style-name="T21">С</text:span><text:span text:style-name="T27">тарший <text:s/></text:span><text:span text:style-name="T28">с</text:span><text:span text:style-name="T21">пециалист по ИБ хочет изменить режим мониторинга системы</text:span></text:p>
            <text:p text:style-name="P20"/>
            <text:p text:style-name="P29">Поскольку я нахожусь в роли <text:span text:style-name="T27">старш</text:span><text:span text:style-name="T28">его</text:span><text:span text:style-name="T27"> </text:span><text:span text:style-name="T20">специалист</text:span><text:span text:style-name="T28">а</text:span> по ИБ и система показывает мне окно с настройками режима мониторинга системы и дает возможность выбирать различные режимы</text:p>
            <text:p text:style-name="P28">Когда я нажимаю на какой-либо режим и кнопку сохранить</text:p>
            <text:p text:style-name="P21"><text:span text:style-name="T21">Тогда система показывает модальное окно с сообщением об успешном изменении настроек, сохраняет настройки и перезапускается в новом режиме. Также система отображает другие вкладки настроек в верхней части окна настроек, </text:span><text:span text:style-name="T22">а в нижней части рядом с кнопкой сохранения, кнопку сбросить изменения</text:span></text:p>
            <text:p text:style-name="P21"/>
            <text:p text:style-name="P32">Когда я нажимаю кнопку сбросить изменения в окне конфигурации система восстанавливает настройки до первоначальных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4" table:number-columns-spanned="4" office:value-type="string">
            <text:p text:style-name="P22">Сценарий для ошибочной ситуации: <text:span text:style-name="T29">Нет прав на изменение режима мониторинга (не старший специалист)</text:span></text:p>
            <text:p text:style-name="P22"/>
            <text:p text:style-name="P30">Поскольку я нахожусь в роли <text:span text:style-name="T21">специалиста по ИБ</text:span></text:p>
            <text:p text:style-name="P31">Когда <text:span text:style-name="T29">я вижу окно <text:s/></text:span><text:span text:style-name="T21">с настройками режима мониторинга</text:span></text:p>
            <text:p text:style-name="P22"><text:span text:style-name="T22">Тогда система </text:span><text:span text:style-name="T29">делает все контролы неактивными</text:span></text:p>
            <text:p text:style-name="P22"/>
            <text:p text:style-name="P37">Когда я нажимаю на какой-либо контрол, система показывает мне модальное окно с ошибкой о недостаточных правах доступа для изменения настроек</text:p>
          </table:table-cell>
          <table:covered-table-cell/>
          <table:covered-table-cell/>
          <table:covered-table-cell/>
        </table:table-row>
      </table:table>
      <text:p text:style-name="P10"/>
      <text:list xml:id="list140918357838208" text:continue-numbering="true" text:style-name="WWNum6">
        <text:list-item>
          <text:list>
            <text:list-item>
              <text:p text:style-name="P100"><text:span text:style-name="T10">Блокировка подозрительных действий</text:span><text:span text:style-name="T14"> 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40">Story ID</text:p>
          </table:table-cell>
          <table:table-cell table:style-name="Таблица7.B1" office:value-type="string">
            <text:p text:style-name="P48"><text:span text:style-name="T4">US-</text:span><text:span text:style-name="T2">2</text:span></text:p>
          </table:table-cell>
          <table:table-cell table:style-name="Таблица7.A1" office:value-type="string">
            <text:p text:style-name="P41">Story Title</text:p>
          </table:table-cell>
          <table:table-cell table:style-name="Таблица7.D1" office:value-type="string">
            <text:p text:style-name="P36">Блокировка подозрительных действий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23">Как <text:span text:style-name="T20">специалист по ИБ</text:span></text:p>
            <text:p text:style-name="P20"><text:soft-page-break/>Я хочу <text:span text:style-name="T23">иметь возможность заблокировать подозрительные действия, обнаруженные системой</text:span></text:p>
            <text:p text:style-name="P20">Чтобы <text:span text:style-name="T23">защититься от атаки</text:span>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3" table:number-columns-spanned="4" office:value-type="string">
            <text:p text:style-name="P20">Критерии приемки:</text:p>
            <text:p text:style-name="P20">Сценарий: <text:span text:style-name="T23">Система обнаружила подозрительные действия</text:span></text:p>
            <text:p text:style-name="P20"/>
            <text:p text:style-name="P32">Поскольку я нахожусь в роли <text:span text:style-name="T20">специалист</text:span>а<text:span text:style-name="T20"> по ИБ </text:span>и система прислала мне уведомление о подозрительных действиях выбранным мной способом, а также система предоставляет мне интерфейс с текущими угрозами и их описанием</text:p>
            <text:p text:style-name="P32">Когда я выбираю какую либо угрозу для блокировки и нажимаю кнопку «Подробнее»</text:p>
            <text:p text:style-name="P32">Тогда система открывает модальное окно с подробным описанием угрозы: датой события, сигнатурой, ip или название машины с которого было совершено подозрительное действие, а также кнопки «разрешить» и «заблокировать»</text:p>
            <text:p text:style-name="P32"/>
            <text:p text:style-name="P32">Когда я нажимаю кнопку «разрешить» </text:p>
            <text:p text:style-name="P32">Тогда система закрывает модальное окно с описанием активности, записывает действие в лог и удаляет активность из списка</text:p>
            <text:p text:style-name="P32"/>
            <text:p text:style-name="P32">Когда я нажимаю кнопку «заблокировать»</text:p>
            <text:p text:style-name="P32">Тогда система блокирует активность, закрывает модальное окно с описанием активности, записывает действие в лог и удаляет активность из списка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4" table:number-columns-spanned="4" office:value-type="string">
            <text:p text:style-name="P20">Сценарий для ошибочной ситуации: <text:span text:style-name="T24">У</text:span><text:span text:style-name="T23">ровень угрозы </text:span><text:span text:style-name="T24">активности </text:span><text:span text:style-name="T23">выше 2</text:span></text:p>
            <text:p text:style-name="P20"/>
            <text:p text:style-name="P32">Поскольку я нахожусь в роли <text:span text:style-name="T20">специалист</text:span>а<text:span text:style-name="T20"> по ИБ </text:span>и <text:span text:style-name="T24">уровень угрозы активности выше 2</text:span></text:p>
            <text:p text:style-name="P32">Когда я захожу на вкладку с текущими угрозами</text:p>
            <text:p text:style-name="P32">Тогда система показывает угрозу, о которой я не был уведомлен с пометкой заблокирована, а также отображает кнопку «подробнее»</text:p>
            <text:p text:style-name="P23"/>
            <text:p text:style-name="P35">Когда я нажимаю на кнопку «подробнее»</text:p>
            <text:p text:style-name="P24"><text:span text:style-name="T24">Тогда система </text:span><text:span text:style-name="T23">система открывает модальное окно с подробным описанием угрозы, </text:span><text:span text:style-name="T24">где предоставляет те же возможности, как если бы уведомление поступило</text:span></text:p>
          </table:table-cell>
          <table:covered-table-cell/>
          <table:covered-table-cell/>
          <table:covered-table-cell/>
        </table:table-row>
      </table:table>
      <text:p text:style-name="P10"/>
      <text:list xml:id="list140919932719334" text:continue-numbering="true" text:style-name="WWNum6">
        <text:list-item>
          <text:list>
            <text:list-item>
              <text:p text:style-name="P101"><text:span text:style-name="T31">Перехват активности пользователей</text:span><text:span text:style-name="T14"> 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40">Story ID</text:p>
          </table:table-cell>
          <table:table-cell table:style-name="Таблица8.B1" office:value-type="string">
            <text:p text:style-name="P48"><text:span text:style-name="T4">US-</text:span><text:span text:style-name="T2">3</text:span></text:p>
          </table:table-cell>
          <table:table-cell table:style-name="Таблица8.A1" office:value-type="string">
            <text:p text:style-name="P41">Story Title</text:p>
          </table:table-cell>
          <table:table-cell table:style-name="Таблица8.D1" office:value-type="string">
            <text:p text:style-name="P59">Перехват активности пользователей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5">Как <text:span text:style-name="T30">перехватчик активности пользователей</text:span></text:p>
            <text:p text:style-name="P20">Я хочу <text:span text:style-name="T25">иметь возможность </text:span><text:span text:style-name="T30">передавать системе сигнатуры активности пользователей</text:span></text:p>
            <text:p text:style-name="P20"><text:soft-page-break/>Чтобы <text:span text:style-name="T30">система могла находить подозрительную активность и реагировать на нее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table:number-columns-spanned="4" office:value-type="string">
            <text:p text:style-name="P20">Критерии приемки:</text:p>
            <text:p text:style-name="P25">Сценарий: <text:span text:style-name="T30">Перехватчик активности перехватил новую активность пользователя</text:span></text:p>
            <text:p text:style-name="P33"/>
            <text:p text:style-name="P34">Поскольку я нахожусь в роли <text:span text:style-name="T30">перехватчика активности</text:span><text:span text:style-name="T20"> </text:span>и система <text:span text:style-name="T30">в данный момент активна</text:span></text:p>
            <text:p text:style-name="P33">Когда <text:span text:style-name="T30">передаю ей сигнатуру активности пользователя</text:span></text:p>
            <text:p text:style-name="P38">Тогда система сравнивает ее с имеющимися сигнатурами в базе данных и принимает решение о блокировке или разрешении данной активности и дает свое решение обратно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table:number-columns-spanned="4" office:value-type="string">
            <text:p text:style-name="P25">Сценарий для ошибочной ситуации: <text:s/><text:span text:style-name="T25">Система не смогла </text:span><text:span text:style-name="T30">сравнить сигнатуру, потому что данной сигнатуры нет в БД</text:span></text:p>
            <text:p text:style-name="P20"/>
            <text:p text:style-name="P34">Поскольку я нахожусь в роли <text:span text:style-name="T30">перехватчика активности</text:span></text:p>
            <text:p text:style-name="P27">Когда <text:span text:style-name="T30">с</text:span><text:span text:style-name="T25">истема не смогла </text:span><text:span text:style-name="T30">сравнить сигнатуру, потому что данной сигнатуры нет в БД</text:span></text:p>
            <text:p text:style-name="P20">Тогда <text:span text:style-name="T25">система </text:span><text:span text:style-name="T30">возвращает мне сообщение о невозможности оценить активность</text:span></text:p>
          </table:table-cell>
          <table:covered-table-cell/>
          <table:covered-table-cell/>
          <table:covered-table-cell/>
        </table:table-row>
      </table:table>
      <text:p text:style-name="P91"/>
      <text:list xml:id="list140918397389759" text:continue-numbering="true" text:style-name="WWNum6">
        <text:list-item>
          <text:list>
            <text:list-item>
              <text:p text:style-name="P102"><text:span text:style-name="T32">Просмотр логов системы</text:span><text:span text:style-name="T14"> </text:span></text:p>
            </text:list-item>
          </text:list>
        </text:list-item>
      </text:list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3">Story ID</text:p>
          </table:table-cell>
          <table:table-cell table:style-name="Table3.B1" office:value-type="string">
            <text:p text:style-name="P86"><text:span text:style-name="T4">US-</text:span><text:span text:style-name="T2">3</text:span></text:p>
          </table:table-cell>
          <table:table-cell table:style-name="Table3.A1" office:value-type="string">
            <text:p text:style-name="P81">Story Title</text:p>
          </table:table-cell>
          <table:table-cell table:style-name="Table3.D1" office:value-type="string">
            <text:p text:style-name="P90">Просмотр логов системы</text:p>
          </table:table-cell>
        </table:table-row>
        <table:table-row table:style-name="Table3.1">
          <table:table-cell table:style-name="Table3.A2" table:number-columns-spanned="4" office:value-type="string">
            <text:p text:style-name="P68">Как <text:span text:style-name="T35">специалист по ИБ</text:span></text:p>
            <text:p text:style-name="P68">Я хочу <text:span text:style-name="T25">иметь возможность </text:span><text:span text:style-name="T35">просматривать лог системы</text:span></text:p>
            <text:p text:style-name="P68">Чтобы <text:span text:style-name="T35">знать о всех вредоносных активностях, а также действиях других пользователей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4" office:value-type="string">
            <text:p text:style-name="P68">Критерии приемки:</text:p>
            <text:p text:style-name="P68">Сценарий: <text:span text:style-name="T36">Специалист по ИБ просматривает лог системы</text:span></text:p>
            <text:p text:style-name="P64"/>
            <text:p text:style-name="P64">Поскольку я нахожусь в роли <text:span text:style-name="T36">специалиста по ИБ</text:span><text:span text:style-name="T20"> </text:span>и система <text:span text:style-name="T36">предоставляет кнопку «просмотреть лог»</text:span></text:p>
            <text:p text:style-name="P64">Когда <text:span text:style-name="T36">нажимаю на кнопку «просмотреть лог»</text:span></text:p>
            <text:p text:style-name="P72">Тогда <text:span text:style-name="T36">система открывает модальное окно со всеми логами системы, где каждая запись сопровождается датой и временем события, типом сообщения, а также в верхней части модального окна показывается строка фильтрации по параметрам строк</text:span></text:p>
            <text:p text:style-name="P72"/>
            <text:p text:style-name="P73">Когда я нажимаю на строку фильтрации</text:p>
            <text:p text:style-name="P73">Система показывает контекстное меню с возможностью выбора признаков фильтрации строк логов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4" table:number-columns-spanned="4" office:value-type="string">
            <text:p text:style-name="P68">Сценарий для ошибочной ситуации: <text:s/><text:span text:style-name="T25">Система не </text:span><text:span text:style-name="T36">нашла файл логов</text:span></text:p>
            <text:p text:style-name="P68"><text:soft-page-break/></text:p>
            <text:p text:style-name="P64">Поскольку я нахожусь в роли <text:span text:style-name="T36">специалиста по ИБ</text:span></text:p>
            <text:p text:style-name="P73">Когда система не может найти файл логов</text:p>
            <text:p text:style-name="P68"><text:span text:style-name="T36">Тогда система показывает модальное окно с предупреждением — файл логов не найден и кнопкой «ok»</text:span></text:p>
            <text:p text:style-name="P68"/>
            <text:p text:style-name="P73">Когда <text:span text:style-name="T37">я нажимаю на кнопку «ok» </text:span></text:p>
            <text:p text:style-name="P75">Тогда система закрывает модальное окно с предупреждением и показывает главный экран с кнопкой <text:span text:style-name="T36">«просмотреть лог»</text:span></text:p>
          </table:table-cell>
          <table:covered-table-cell/>
          <table:covered-table-cell/>
          <table:covered-table-cell/>
        </table:table-row>
      </table:table>
      <text:p text:style-name="P92"/>
      <text:list xml:id="list140918344629684" text:continue-numbering="true" text:style-name="WWNum6">
        <text:list-item>
          <text:list>
            <text:list-item>
              <text:p text:style-name="P102"><text:span text:style-name="T14"><text:s/></text:span><text:span text:style-name="T15">Изменение личных данных</text:span></text:p>
            </text:list-item>
          </text:list>
        </text:list-item>
      </text:list>
      <text:p text:style-name="P9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4">Story ID</text:p>
          </table:table-cell>
          <table:table-cell table:style-name="Table1.B1" office:value-type="string">
            <text:p text:style-name="P87"><text:span text:style-name="T4">US-</text:span><text:span text:style-name="T2">3</text:span></text:p>
          </table:table-cell>
          <table:table-cell table:style-name="Table1.A1" office:value-type="string">
            <text:p text:style-name="P82">Story Title</text:p>
          </table:table-cell>
          <table:table-cell table:style-name="Table1.D1" office:value-type="string">
            <text:p text:style-name="P88">Изменение личных данных</text:p>
          </table:table-cell>
        </table:table-row>
        <table:table-row table:style-name="Table1.1">
          <table:table-cell table:style-name="Table1.A2" table:number-columns-spanned="4" office:value-type="string">
            <text:p text:style-name="P69">Как <text:span text:style-name="T35">специалист по ИБ</text:span></text:p>
            <text:p text:style-name="P69">Я хочу <text:span text:style-name="T25">иметь возможность </text:span><text:span text:style-name="T39">менять свои данные с в системе</text:span></text:p>
            <text:p text:style-name="P69">Чтобы <text:span text:style-name="T39">актуализировать свои контактные данные при изменении их для получения уведомлений об угрозах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4" office:value-type="string">
            <text:p text:style-name="P65">Поскольку я нахожусь в роли <text:span text:style-name="T36">специалиста по ИБ</text:span><text:span text:style-name="T20"> </text:span>и система <text:span text:style-name="T36">предоставляет </text:span><text:span text:style-name="T40">мне окно «личный кабинет специалиста по ИБ» и</text:span><text:span text:style-name="T36"> кнопку «</text:span><text:span text:style-name="T40">изменить личные данные</text:span><text:span text:style-name="T36">»</text:span></text:p>
            <text:p text:style-name="P77">Когда я нажимаю на кнопку «изменить личные данные» </text:p>
            <text:p text:style-name="P77">Система делает все поля редактируемыми и отображает кнопки: «сохранить», «отменить» внизу экрана</text:p>
            <text:p text:style-name="P77"/>
            <text:p text:style-name="P77">Когда я отредактировал каки<text:span text:style-name="T41">е</text:span>-либо поля и нажал кнопку «сохранить»</text:p>
            <text:p text:style-name="P77">система сохраняет изменения в базу и делать поля не редактируемыми</text:p>
            <text:p text:style-name="P77"/>
            <text:p text:style-name="P77">Когда я отредактировал какие-либо поля и нажал кнопку «отменить», система не сохраняет изменения, делает поля неактивными и <text:span text:style-name="T41">возвращает им предыдущие значения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70">Сценарий для ошибочной ситуации: <text:s/><text:span text:style-name="T41">Специалист по ИБ заполнил поля невалидными данными</text:span></text:p>
            <text:p text:style-name="P70"/>
            <text:p text:style-name="P66">Поскольку я нахожусь в роли <text:span text:style-name="T36">специалиста по ИБ</text:span></text:p>
            <text:p text:style-name="P74">Когда <text:span text:style-name="T41">я заполнил какое-либо поле невалидными данными</text:span></text:p>
            <text:p text:style-name="P70"><text:span text:style-name="T36">Тогда система </text:span><text:span text:style-name="T41">подсвечивает это окно красным цветом и показывает под этим поле сообщение о неправильности заполнения</text:span></text:p>
          </table:table-cell>
          <table:covered-table-cell/>
          <table:covered-table-cell/>
          <table:covered-table-cell/>
        </table:table-row>
      </table:table>
      <text:p text:style-name="P93"/>
      <text:list xml:id="list140918836797454" text:continue-numbering="true" text:style-name="WWNum6">
        <text:list-item>
          <text:list>
            <text:list-item>
              <text:p text:style-name="P102"><text:span text:style-name="T14"><text:s/></text:span><text:span text:style-name="T16">Изменение действий по умолчанию для сигнатуры</text:span></text:p>
            </text:list-item>
          </text:list>
        </text:list-item>
      </text:list>
      <text:p text:style-name="P9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4">Story <text:soft-page-break/>ID</text:p>
          </table:table-cell>
          <table:table-cell table:style-name="Table2.B1" office:value-type="string">
            <text:p text:style-name="P87"><text:span text:style-name="T4">US-</text:span><text:span text:style-name="T2">3</text:span></text:p>
          </table:table-cell>
          <table:table-cell table:style-name="Table2.A1" office:value-type="string">
            <text:p text:style-name="P82">Story <text:soft-page-break/>Title</text:p>
          </table:table-cell>
          <table:table-cell table:style-name="Table2.D1" office:value-type="string">
            <text:p text:style-name="P88">Изменение действий по умолчанию для <text:soft-page-break/>сигнатуры</text:p>
          </table:table-cell>
        </table:table-row>
        <table:table-row table:style-name="Table2.1">
          <table:table-cell table:style-name="Table2.A2" table:number-columns-spanned="4" office:value-type="string">
            <text:p text:style-name="P71">Как <text:span text:style-name="T35">специалист по ИБ</text:span></text:p>
            <text:p text:style-name="P71">Я хочу <text:span text:style-name="T25">иметь возможность </text:span><text:span text:style-name="T39">менять </text:span><text:span text:style-name="T42">действия по умолчанию для определенных сигнатур</text:span></text:p>
            <text:p text:style-name="P71">Чтобы <text:span text:style-name="T42">настраивать реакции системы на подозрительные действия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4" office:value-type="string">
            <text:p text:style-name="P67">Поскольку я нахожусь в роли <text:span text:style-name="T36">специалиста по ИБ</text:span><text:span text:style-name="T20"> </text:span>и <text:span text:style-name="T42">система показывает мне список всех сигнатур</text:span></text:p>
            <text:p text:style-name="P78">Когда я нажимаю на <text:span text:style-name="T42">определенную сигнатуру</text:span></text:p>
            <text:p text:style-name="P78"><text:span text:style-name="T42">Тогда с</text:span>истема <text:span text:style-name="T42">отображает кнопку «редактировать действия по умолчанию»</text:span></text:p>
            <text:p text:style-name="P78"/>
            <text:p text:style-name="P79">Когда я нажимаю на кнопку «редактировать действия по умолчанию»</text:p>
            <text:p text:style-name="P79">Тогда система открывает модальное окно и предоставляет выбрать действие из списка, а также внизу окна отображает кнопки: «Сохранить», «Отмена» в неактивном состоянии</text:p>
            <text:p text:style-name="P79"/>
            <text:p text:style-name="P79">Когда я нажимаю на действие </text:p>
            <text:p text:style-name="P79">Тогда система делает кнопки активными</text:p>
            <text:p text:style-name="P79"/>
            <text:p text:style-name="P79">Когда я нажимаю на кнопку «Сохранить»</text:p>
            <text:p text:style-name="P79">Тогда система сохраняет новое действие по умолчанию для сигнатуры и закрывает модальное окно</text:p>
            <text:p text:style-name="P79"/>
            <text:p text:style-name="P79">Когда я нажимаю на кнопку «Отмена»</text:p>
            <text:p text:style-name="P79">Тогда система отменяет выбор, не сохраняет новые настройки и закрывает модальное окно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4" office:value-type="string">
            <text:p text:style-name="P71">Сценарий для ошибочной ситуации: <text:s/><text:span text:style-name="T42">Для данной сигнатуры выбрано действие по умолчанию, которое не может быть установлено</text:span></text:p>
            <text:p text:style-name="P71"/>
            <text:p text:style-name="P67">Поскольку я нахожусь в роли <text:span text:style-name="T36">специалиста по ИБ</text:span></text:p>
            <text:p text:style-name="P67"><text:span text:style-name="T36">Когда </text:span><text:span text:style-name="T42">я выбрал действие по умолчанию, которое не может быть установлено и нажал кнопку «сохранить»</text:span></text:p>
            <text:p text:style-name="P76"><text:span text:style-name="T36">Тогда система </text:span><text:span text:style-name="T42">Показывает модальное окно с ошибкой сохранения действия, подробным описанием ошибки и кнопкой «Ok»</text:span></text:p>
            <text:p text:style-name="P76"/>
            <text:p text:style-name="P79">Когда я нажал кнопку «Ok» </text:p>
            <text:p text:style-name="P79">Тогда система закрыла модальное окно с ошибкой</text:p>
          </table:table-cell>
          <table:covered-table-cell/>
          <table:covered-table-cell/>
          <table:covered-table-cell/>
        </table:table-row>
      </table:table>
      <text:p text:style-name="P93"/>
      <text:list xml:id="list140919155754703" text:continue-numbering="true" text:style-name="WWNum6">
        <text:list-item>
          <text:list>
            <text:list-header>
              <text:p text:style-name="P98"><text:s/></text:p>
            </text:list-header>
          </text:list>
        </text:list-item>
      </text:list>
      <text:p text:style-name="P97">ЗАКЛЮЧЕНИЕ</text:p>
      <text:p text:style-name="P9"/>
      <text:p text:style-name="P8">В результате выполнения настоящей лабораторной работы был изучен один из способов анализа пользовательских требований в гибких проектах разработки — пользовательские истории.</text:p>
      <text:p text:style-name="P8">В соответствии с требованиями задания составлены <text:span text:style-name="T27">3</text:span>-<text:span text:style-name="T27">и</text:span> пользовательских истори<text:span text:style-name="T27">и</text:span> для 3-х типов пользователей (указаны в скобках):</text:p>
      <text:list xml:id="list3095025906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0">Изменение режима мониторинга <text:span text:style-name="T30">(старший специалист по ИБ)</text:span></text:p>
                                </text:list-item>
                                <text:list-item>
                                  <text:p text:style-name="P80">Блокировка подозрительных действий <text:span text:style-name="T30">(специалист по ИБ)</text:span></text:p>
                                </text:list-item>
                                <text:list-item>
                                  <text:p text:style-name="P85"><text:span text:style-name="T33">Перехват активности пользователей</text:span><text:span text:style-name="T7"> </text:span><text:span text:style-name="T8">(</text:span><text:span text:style-name="T9">перехватчик активности пользователей</text:span><text:span text:style-name="T8">)</text:span></text:p>
                                </text:list-item>
                                <text:list-item>
                                  <text:p text:style-name="P89"><text:span text:style-name="T30">Изменение личных данных </text:span><text:span text:style-name="T43">(</text:span><text:span text:style-name="T30">специалист по ИБ</text:span><text:span text:style-name="T43">)</text:span></text:p>
                                </text:list-item>
                                <text:list-item>
                                  <text:p text:style-name="P89">Изменение действий по умолчанию для сигнатуры <text:span text:style-name="T43">(</text:span><text:span text:style-name="T30">специалист по ИБ</text:span><text:span text:style-name="T43">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8">Также для каждой истории были составлены критерии приемки. Критерии приемки помогают команде разработки точно знать, что им нужно сделать, но при этом держат заказчика в курсе процесса разработки и позволяют ему проверять разработанное программное обеспечение на соответствие актуальным бизнес-требованиям. Кроме того, критерии приемки служат основой для сценариев использования и тестов, которые гарантируют достижение бизнес-целей и создание приложения без ошибок.</text:p>
      <text:p text:style-name="P7"><text:tab/></text:p>
      <text:p text:style-name="P7"><text:tab/>Каждую историю необходимо было проверить на соответствие принципам <text:span text:style-name="T1">INVEST</text:span>. Для <text:span text:style-name="T26">всех </text:span>историй серьезные нарушения критериев <text:span text:style-name="T1">INVEST</text:span> отсутствуют.</text:p>
      <text:p text:style-name="P7"/>
      <text:p text:style-name="P8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4"/>
      <text:p text:style-name="P54">СПИСОК ИСПОЛЬЗОВАННЫХ ИСТОЧНИКОВ</text:p>
      <text:p text:style-name="P9"/>
      <text:list xml:id="list847392107" text:style-name="WWNum1">
        <text:list-item>
          <text:p text:style-name="P62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P13"/>
      <text:list xml:id="list140918949174403" text:continue-numbering="true" text:style-name="WWNum1">
        <text:list-item>
          <text:p text:style-name="P62">Кон Майк. Пользовательские истории. Гибкая разработка программного обеспечения = <text:span text:style-name="T1">User</text:span> <text:span text:style-name="T1">Stories</text:span> <text:span text:style-name="T1">Applied</text:span>: <text:span text:style-name="T1">For</text:span> <text:span text:style-name="T1">Agile</text:span> <text:span text:style-name="T1">Software</text:span> <text:span text:style-name="T1">Development</text:span>: пер. с англ. / Майк Кон. — М.: Издательство «Вильямс», 2018 — 256 с.: ил.</text:p>
        </text:list-item>
      </text:list>
      <text:p text:style-name="P13"/>
      <text:list xml:id="list140918132078851" text:continue-numbering="true" text:style-name="WWNum1">
        <text:list-item>
          <text:p text:style-name="P62">Паттон Джефф. Пользовательские истории. Искусство гибкой разработки программного обеспечения = <text:span text:style-name="T1">User</text:span> <text:span text:style-name="T1">Story</text:span> <text:span text:style-name="T1">Mapping</text:span>: <text:span text:style-name="T1">Discover</text:span> <text:span text:style-name="T1">the</text:span> <text:span text:style-name="T1">Whole</text:span> <text:span text:style-name="T1">Story</text:span>, <text:span text:style-name="T1">Build</text:span> <text:span text:style-name="T1">the</text:span> <text:span text:style-name="T1">Right</text:span> <text:span text:style-name="T1">Product</text:span>: пер. с англ. / Джефф Паттон. — СПб.: Издательство «Питер», 2019 — 288 с.: ил.</text:p>
        </text:list-item>
      </text:list>
      <text:p text:style-name="P13"/>
      <text:list xml:id="list140919834943954" text:continue-numbering="true" text:style-name="WWNum1">
        <text:list-item>
          <text:p text:style-name="P62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>Санкт-Петербург 202<text:span text:style-name="MT1">2</text:span></text:p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geny Redgrave</meta:initial-creator>
    <meta:editing-cycles>101</meta:editing-cycles>
    <meta:creation-date>2020-10-04T15:54:00</meta:creation-date>
    <dc:date>2022-05-12T14:09:12.937513216</dc:date>
    <meta:editing-duration>P2DT14H16M4S</meta:editing-duration>
    <meta:generator>LibreOffice/7.3.2.2$Linux_X86_64 LibreOffice_project/30$Build-2</meta:generator>
    <meta:document-statistic meta:table-count="11" meta:image-count="0" meta:object-count="0" meta:page-count="10" meta:paragraph-count="188" meta:word-count="1708" meta:character-count="12563" meta:non-whitespace-character-count="110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